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017cm" fo:min-width="5.505cm"/>
    </style:style>
    <style:style style:name="gr4"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5" style:family="graphic" style:parent-style-name="standard">
      <style:graphic-properties draw:textarea-horizontal-align="center" draw:textarea-vertical-align="middle"/>
    </style:style>
    <style:style style:name="gr6" style:family="graphic" style:parent-style-name="objectwithoutfill">
      <style:graphic-properties draw:marker-end="Arrow" draw:marker-end-width="0.3cm" draw:fill="none" draw:textarea-horizontal-align="center" draw:textarea-vertical-align="middle"/>
    </style:style>
    <style:style style:name="gr7"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1.166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1.525cm" fo:min-width="6.708cm"/>
    </style:style>
    <style:style style:name="gr10" style:family="graphic" style:parent-style-name="objectwithoutfill">
      <style:graphic-properties draw:fill="none" draw:textarea-horizontal-align="center" draw:textarea-vertical-align="middle"/>
    </style:style>
    <style:style style:name="gr11" style:family="graphic" style:parent-style-name="objectwithoutfill">
      <style:graphic-properties draw:marker-start="Half_20_Circle_20_unfilled" draw:marker-start-width="0.3cm" draw:marker-end="Arrow" draw:marker-end-width="0.3cm" draw:fill="none" draw:textarea-horizontal-align="center" draw:textarea-vertical-align="middle"/>
    </style:style>
    <style:style style:name="gr12" style:family="graphic" style:parent-style-name="objectwithoutfill">
      <style:graphic-properties draw:marker-start="Arrow" draw:marker-start-width="0.3cm" draw:marker-end="Half_20_Circle_20_unfilled" draw:marker-end-width="0.3cm" draw:fill="none"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556cm" fo:min-width="6.03cm"/>
    </style:style>
    <style:style style:name="gr14" style:family="graphic" style:parent-style-name="standard">
      <style:graphic-properties draw:fill-color="#ffffcc"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1.101cm" fo:min-width="3.749cm"/>
    </style:style>
    <style:style style:name="gr16" style:family="graphic" style:parent-style-name="standard">
      <style:graphic-properties draw:fill-color="#e6e6ff" draw:textarea-horizontal-align="center"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1.605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0.551cm" fo:min-width="0cm"/>
    </style:style>
    <style:style style:name="gr21" style:family="graphic" style:parent-style-name="standard">
      <style:graphic-properties draw:fill-color="#ffcc99" draw:textarea-horizontal-align="center"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2.751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25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center"/>
      <style:text-properties fo:font-size="14pt" style:font-size-asian="14pt" style:font-size-complex="14pt"/>
    </style:style>
    <style:style style:name="P4" style:family="paragraph">
      <style:paragraph-properties fo:line-height="100%" fo:text-align="center"/>
    </style:style>
    <style:style style:name="T1" style:family="text">
      <style:text-properties fo:font-size="13pt" style:font-size-asian="13pt" style:font-size-complex="13pt"/>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xml:id="id7" draw:id="id7" draw:layer="layout" svg:width="4cm" svg:height="3cm" svg:x="3cm" svg:y="8.5cm">
          <text:p text:style-name="P1">Pub/Sub Task</text:p>
        </draw:rect>
        <draw:custom-shape draw:style-name="gr2" draw:text-style-name="P1" draw:layer="layout" svg:width="1cm" svg:height="3cm" svg:x="4.5cm" svg:y="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xml:id="id6" draw:id="id6" draw:layer="layout" svg:width="6.005cm" svg:height="1.267cm" svg:x="2cm" svg:y="3.5cm">
          <draw:text-box>
            <text:p><text:span text:style-name="T1">Published events from any </text:span></text:p>
            <text:p text:style-name="P1"><text:span text:style-name="T1">module, any task</text:span></text:p>
          </draw:text-box>
        </draw:frame>
        <draw:frame draw:style-name="gr4" draw:text-style-name="P1" draw:layer="layout" svg:width="4cm" svg:height="1.775cm" svg:x="7cm" svg:y="7.725cm">
          <draw:text-box>
            <text:p text:style-name="P1"><text:span text:style-name="T1">Dispatch on</text:span></text:p>
            <text:p text:style-name="P1"><text:span text:style-name="T1"><text:s/></text:span><text:span text:style-name="T1">Pub/Sub thread</text:span></text:p>
            <text:p text:style-name="P1"><text:span text:style-name="T1">(SYS events)</text:span></text:p>
          </draw:text-box>
        </draw:frame>
        <draw:frame draw:style-name="gr4" draw:text-style-name="P1" draw:layer="layout" svg:width="2.955cm" svg:height="1.775cm" svg:x="7.398cm" svg:y="15.931cm">
          <draw:text-box>
            <text:p text:style-name="P1"><text:span text:style-name="T1">Dispatch on </text:span></text:p>
            <text:p text:style-name="P1"><text:span text:style-name="T1">main thread </text:span></text:p>
            <text:p text:style-name="P1"><text:span text:style-name="T1">(UI events)</text:span></text:p>
          </draw:text-box>
        </draw:frame>
        <draw:rect draw:style-name="gr5" draw:text-style-name="P1" xml:id="id5" draw:id="id5" draw:layer="layout" svg:width="4cm" svg:height="3cm" svg:x="11.5cm" svg:y="8.5cm">
          <text:p/>
        </draw:rect>
        <draw:rect draw:style-name="gr5" draw:text-style-name="P1" draw:layer="layout" svg:width="4cm" svg:height="3cm" svg:x="12cm" svg:y="9cm">
          <text:p/>
        </draw:rect>
        <draw:rect draw:style-name="gr1" draw:text-style-name="P1" draw:layer="layout" svg:width="4cm" svg:height="3cm" svg:x="12.5cm" svg:y="9.5cm">
          <text:p text:style-name="P1">Subscriber </text:p>
          <text:p text:style-name="P1">Modules</text:p>
          <text:p text:style-name="P1">(<text:span text:style-name="T2">SYS tasks/</text:span></text:p>
          <text:p text:style-name="P1"><text:span text:style-name="T2">modules</text:span>)</text:p>
        </draw:rect>
        <draw:rect draw:style-name="gr5" draw:text-style-name="P2" xml:id="id2" draw:id="id2" draw:layer="layout" svg:width="5cm" svg:height="4.5cm" svg:x="19.5cm" svg:y="9.5cm">
          <text:p/>
        </draw:rect>
        <draw:line draw:style-name="gr6" draw:text-style-name="P1" draw:layer="layout" svg:x1="16.5cm" svg:y1="11cm" svg:x2="19.5cm" svg:y2="11cm">
          <text:p/>
        </draw:line>
        <draw:custom-shape draw:style-name="gr2" draw:text-style-name="P1" xml:id="id1" draw:id="id1" draw:layer="layout" svg:width="1cm" svg:height="1.5cm" svg:x="19.5cm" svg:y="6.5cm">
          <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 draw:text-style-name="P1" xml:id="id3" draw:id="id3" draw:layer="layout" svg:width="1cm" svg:height="1.5cm" svg:x="21cm" svg:y="6.471cm">
          <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 draw:text-style-name="P1" xml:id="id4" draw:id="id4" draw:layer="layout" svg:width="1cm" svg:height="1.5cm" svg:x="22.5cm" svg:y="6.5cm">
          <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7" draw:text-style-name="P1" draw:layer="layout" svg:x1="20cm" svg:y1="8cm" svg:x2="22cm" svg:y2="9.5cm" draw:start-shape="id1" draw:start-glue-point="8" draw:end-shape="id2" svg:d="M20000 8000v751h2000v749">
          <text:p/>
        </draw:connector>
        <draw:connector draw:style-name="gr7" draw:text-style-name="P1" draw:layer="layout" svg:x1="21.398cm" svg:y1="7.971cm" svg:x2="22cm" svg:y2="9.5cm" draw:start-shape="id3" draw:start-glue-point="7" draw:end-shape="id2" draw:end-glue-point="0" svg:d="M21398 7971v765h602v764">
          <text:p/>
        </draw:connector>
        <draw:connector draw:style-name="gr7" draw:text-style-name="P1" draw:layer="layout" svg:x1="23cm" svg:y1="8cm" svg:x2="22cm" svg:y2="9.5cm" draw:start-shape="id4" draw:start-glue-point="8" draw:end-shape="id2" draw:end-glue-point="0" svg:d="M23000 8000v751h-1000v749">
          <text:p/>
        </draw:connector>
        <draw:frame draw:style-name="gr8" draw:text-style-name="P3" draw:layer="layout" svg:width="3.5cm" svg:height="1.416cm" svg:x="20.5cm" svg:y="4.5cm">
          <draw:text-box>
            <text:p text:style-name="P1"><text:span text:style-name="T3">Persisted Model Data </text:span></text:p>
          </draw:text-box>
        </draw:frame>
        <draw:frame draw:style-name="gr9" draw:text-style-name="P4" draw:layer="layout" svg:width="7.208cm" svg:height="1.775cm" svg:x="17.5cm" svg:y="16.725cm">
          <draw:text-box>
            <text:p text:style-name="P4"><text:span text:style-name="T1">Calls from event handlers </text:span></text:p>
            <text:p text:style-name="P4"><text:span text:style-name="T1">on Pub/Sub thread or other tasks</text:span></text:p>
            <text:p text:style-name="P4"><text:span text:style-name="T1">on any thread</text:span></text:p>
          </draw:text-box>
        </draw:frame>
        <draw:line draw:style-name="gr10" draw:text-style-name="P1" draw:layer="layout" svg:x1="17.5cm" svg:y1="11cm" svg:x2="19cm" svg:y2="16.5cm">
          <text:p/>
        </draw:line>
        <draw:connector draw:style-name="gr11" draw:text-style-name="P1" draw:layer="layout" draw:line-skew="-0.5cm" svg:x1="13.5cm" svg:y1="8.5cm" svg:x2="5.002cm" svg:y2="3.5cm" draw:start-shape="id5" draw:start-glue-point="0" draw:end-shape="id6" draw:end-glue-point="0" svg:d="M13500 8500v-6000h-8498v1000">
          <text:p/>
        </draw:connector>
        <draw:connector draw:style-name="gr12" draw:text-style-name="P1" draw:layer="layout" draw:line-skew="-1cm" svg:x1="5.002cm" svg:y1="3.5cm" svg:x2="24.5cm" svg:y2="11.75cm" draw:start-shape="id6" draw:start-glue-point="0" draw:end-shape="id2" draw:end-glue-point="1" svg:d="M5002 3500v-1500h19999v9750h-501">
          <text:p/>
        </draw:connector>
        <draw:rect draw:style-name="gr5" draw:text-style-name="P1" xml:id="id8" draw:id="id8" draw:layer="layout" svg:width="4cm" svg:height="3cm" svg:x="11.5cm" svg:y="13.5cm">
          <text:p/>
        </draw:rect>
        <draw:rect draw:style-name="gr5" draw:text-style-name="P1" draw:layer="layout" svg:width="4cm" svg:height="3cm" svg:x="12cm" svg:y="14cm">
          <text:p/>
        </draw:rect>
        <draw:rect draw:style-name="gr1" draw:text-style-name="P1" xml:id="id9" draw:id="id9" draw:layer="layout" svg:width="4cm" svg:height="3cm" svg:x="12.5cm" svg:y="14.5cm">
          <text:p text:style-name="P1">Subscriber </text:p>
          <text:p text:style-name="P1">Modules</text:p>
          <text:p text:style-name="P1"><text:span text:style-name="T2">(UI tasks/</text:span></text:p>
          <text:p text:style-name="P1"><text:span text:style-name="T2">modules)</text:span></text:p>
        </draw:rect>
        <draw:connector draw:style-name="gr6" draw:text-style-name="P1" draw:layer="layout" draw:line-skew="-0.25cm" svg:x1="7cm" svg:y1="10cm" svg:x2="11.5cm" svg:y2="15cm" draw:start-shape="id7" draw:start-glue-point="1" draw:end-shape="id8" svg:d="M7000 10000h2017v5000h2483">
          <text:p/>
        </draw:connector>
        <draw:connector draw:style-name="gr6" draw:text-style-name="P1" draw:layer="layout" svg:x1="7cm" svg:y1="10cm" svg:x2="11.5cm" svg:y2="10cm" draw:start-shape="id7" draw:start-glue-point="1" draw:end-shape="id5" draw:end-glue-point="3" svg:d="M7000 10000h4500">
          <text:p/>
        </draw:connector>
        <draw:connector draw:style-name="gr6" draw:text-style-name="P1" draw:layer="layout" svg:x1="16.5cm" svg:y1="16cm" svg:x2="19.5cm" svg:y2="11.75cm" draw:start-shape="id9" draw:start-glue-point="1" draw:end-shape="id2" svg:d="M16500 16000h1500v-4250h1500">
          <text:p/>
        </draw:connector>
        <draw:frame draw:style-name="gr13" draw:layer="layout" svg:width="6.53cm" svg:height="0.806cm" svg:x="14.5cm" svg:y="18.694cm">
          <draw:text-box>
            <text:p><text:span text:style-name="T3">Calls from main thread only</text:span></text:p>
          </draw:text-box>
        </draw:frame>
        <draw:line draw:style-name="gr10" draw:text-style-name="P1" draw:layer="layout" svg:x1="17.5cm" svg:y1="16cm" svg:x2="16.5cm" svg:y2="18.5cm">
          <text:p/>
        </draw:line>
        <draw:line draw:style-name="gr10" draw:text-style-name="P1" draw:layer="layout" svg:x1="9.5cm" svg:y1="9.5cm" svg:x2="10cm" svg:y2="10cm">
          <text:p/>
        </draw:line>
        <draw:line draw:style-name="gr10" draw:text-style-name="P1" draw:layer="layout" svg:x1="8.5cm" svg:y1="16cm" svg:x2="9.5cm" svg:y2="15cm">
          <text:p/>
        </draw:line>
        <draw:custom-shape draw:style-name="gr2" draw:text-style-name="P1" draw:layer="layout" svg:width="1.5cm" svg:height="1.5cm" svg:x="19cm" svg:y="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0.5cm" svg:height="1.5cm" svg:x="19.5cm" svg:y="4.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0" draw:text-style-name="P1" draw:layer="layout" svg:x1="19.5cm" svg:y1="6cm" svg:x2="23.5cm" svg:y2="6cm">
          <text:p/>
        </draw:line>
        <draw:connector draw:style-name="gr5" draw:text-style-name="P1" draw:layer="layout" draw:line-skew="0cm -8.752cm -0.5cm" svg:x1="14.5cm" svg:y1="17.5cm" svg:x2="5.002cm" svg:y2="3.5cm" draw:start-shape="id9" draw:start-glue-point="2" draw:end-shape="id6" draw:end-glue-point="0" svg:d="M14500 17500v501h-13000v-15501h3502v1000">
          <text:p/>
        </draw:connector>
        <draw:rect draw:style-name="gr14" draw:text-style-name="P1" draw:layer="layout" svg:width="1.5cm" svg:height="4.5cm" svg:x="19.5cm" svg:y="9.5cm">
          <text:p/>
        </draw:rect>
        <draw:frame draw:style-name="gr15" draw:layer="layout" svg:width="4.27cm" svg:height="1.361cm" svg:x="19.251cm" svg:y="15.149cm">
          <draw:text-box>
            <text:p><text:span text:style-name="T3">Task boundary</text:span></text:p>
            <text:p><text:span text:style-name="T3">(messaging only)</text:span></text:p>
          </draw:text-box>
        </draw:frame>
        <draw:rect draw:style-name="gr16" draw:text-style-name="P1" draw:layer="layout" svg:width="3.5cm" svg:height="1cm" svg:x="21cm" svg:y="9.5cm">
          <text:p/>
        </draw:rect>
        <draw:rect draw:style-name="gr14" draw:text-style-name="P1" draw:layer="layout" svg:width="4cm" svg:height="1cm" svg:x="3cm" svg:y="8.5cm">
          <text:p/>
        </draw:rect>
        <draw:line draw:style-name="gr10" draw:text-style-name="P1" draw:layer="layout" svg:x1="20cm" svg:y1="13cm" svg:x2="20.5cm" svg:y2="15.5cm">
          <text:p/>
        </draw:line>
        <draw:frame draw:style-name="gr15" draw:layer="layout" svg:width="4.27cm" svg:height="1.361cm" svg:x="5.747cm" svg:y="6.149cm">
          <draw:text-box>
            <text:p><text:span text:style-name="T3">Task boundary</text:span></text:p>
            <text:p><text:span text:style-name="T3">(messaging only)</text:span></text:p>
          </draw:text-box>
        </draw:frame>
        <draw:frame draw:style-name="gr17" draw:layer="layout" svg:width="6.517cm" svg:height="1cm" svg:x="1.983cm" svg:y="19cm">
          <draw:text-box>
            <text:p><text:span text:style-name="T3">Gen Server Task Interface</text:span></text:p>
          </draw:text-box>
        </draw:frame>
        <draw:rect draw:style-name="gr14" draw:text-style-name="P1" draw:layer="layout" svg:width="0.5cm" svg:height="0.5cm" svg:x="1.5cm" svg:y="19cm">
          <text:p/>
        </draw:rect>
        <draw:frame draw:style-name="gr18" draw:text-style-name="P1" draw:layer="layout" svg:width="3.434cm" svg:height="1.916cm" svg:x="15.566cm" svg:y="6.084cm">
          <draw:text-box>
            <text:p text:style-name="P1"><text:span text:style-name="T3">Task Vars</text:span></text:p>
            <text:p text:style-name="P1"><text:span text:style-name="T3"><text:s/></text:span><text:span text:style-name="T3">(in-memory)</text:span></text:p>
            <text:p text:style-name="P1"><text:span text:style-name="T3"><text:s/></text:span><text:span text:style-name="T3">Model Data</text:span></text:p>
          </draw:text-box>
        </draw:frame>
        <draw:line draw:style-name="gr10" draw:text-style-name="P1" draw:layer="layout" svg:x1="17.5cm" svg:y1="8cm" svg:x2="21.5cm" svg:y2="10cm">
          <text:p/>
        </draw:line>
        <draw:frame draw:style-name="gr19" draw:text-style-name="P1" draw:layer="layout" svg:width="3.63cm" svg:height="1.855cm" svg:x="20.87cm" svg:y="11cm">
          <draw:text-box>
            <text:p text:style-name="P1"><text:span text:style-name="T4">Model Tasks</text:span></text:p>
            <text:p text:style-name="P1"><text:span text:style-name="T1">(options, </text:span></text:p>
            <text:p text:style-name="P1"><text:span text:style-name="T1">app, state)</text:span></text:p>
          </draw:text-box>
        </draw:frame>
        <draw:rect draw:style-name="gr5" draw:text-style-name="P1" draw:layer="layout" svg:width="4cm" svg:height="0.5cm" svg:x="3cm" svg:y="8cm">
          <text:p/>
        </draw:rect>
        <draw:rect draw:style-name="gr5" draw:text-style-name="P1" xml:id="id11" draw:id="id11" draw:layer="layout" svg:width="0.5cm" svg:height="4.5cm" svg:x="19.5cm" svg:y="9.5cm">
          <text:p/>
        </draw:rect>
        <draw:frame draw:style-name="gr20" draw:layer="layout" svg:width="2.5cm" svg:height="1.361cm" svg:x="16.5cm" svg:y="9.5cm">
          <draw:text-box>
            <text:p><text:span text:style-name="T3">Call level</text:span></text:p>
          </draw:text-box>
        </draw:frame>
        <draw:line draw:style-name="gr10" draw:text-style-name="P1" draw:layer="layout" svg:x1="19cm" svg:y1="10cm" svg:x2="19.5cm" svg:y2="10.5cm">
          <text:p/>
        </draw:line>
        <draw:frame draw:style-name="gr20" draw:layer="layout" svg:width="2.5cm" svg:height="1.361cm" svg:x="1.5cm" svg:y="6.699cm">
          <draw:text-box>
            <text:p><text:span text:style-name="T3">Call level</text:span></text:p>
          </draw:text-box>
        </draw:frame>
        <draw:line draw:style-name="gr10" draw:text-style-name="P1" draw:layer="layout" svg:x1="3cm" svg:y1="7.5cm" svg:x2="3.5cm" svg:y2="8cm">
          <text:p/>
        </draw:line>
        <draw:line draw:style-name="gr10" draw:text-style-name="P1" draw:layer="layout" svg:x1="7cm" svg:y1="7.5cm" svg:x2="6cm" svg:y2="8.5cm">
          <text:p/>
        </draw:line>
        <draw:rect draw:style-name="gr21" draw:text-style-name="P1" xml:id="id10" draw:id="id10" draw:layer="layout" svg:width="1.5cm" svg:height="1.5cm" svg:x="23cm" svg:y="14cm">
          <text:p text:style-name="P1">Test</text:p>
        </draw:rect>
        <draw:frame draw:style-name="gr22" draw:layer="layout" svg:width="3.943cm" svg:height="3.026cm" svg:x="25.057cm" svg:y="15cm">
          <draw:text-box>
            <text:p><text:span text:style-name="T3">Makes direct calls to call-level i/f for model init and all function test</text:span></text:p>
          </draw:text-box>
        </draw:frame>
        <draw:connector draw:style-name="gr6" draw:text-style-name="P1" draw:layer="layout" svg:x1="23cm" svg:y1="14.75cm" svg:x2="19.75cm" svg:y2="14cm" draw:start-shape="id10" draw:start-glue-point="3" draw:end-shape="id11" draw:end-glue-point="2" svg:d="M23000 14750h-3250v-750">
          <text:p/>
        </draw:connector>
        <draw:line draw:style-name="gr10" draw:text-style-name="P1" draw:layer="layout" svg:x1="24cm" svg:y1="15.5cm" svg:x2="25cm" svg:y2="16cm">
          <text:p/>
        </draw:line>
        <draw:line draw:style-name="gr6" draw:text-style-name="P1" draw:layer="layout" svg:x1="24.5cm" svg:y1="14.5cm" svg:x2="27.5cm" svg:y2="14.5cm">
          <text:p/>
        </draw:line>
        <draw:frame draw:style-name="gr23" draw:layer="layout" svg:width="2.5cm" svg:height="1.5cm" svg:x="25.5cm" svg:y="13cm">
          <draw:text-box>
            <text:p><text:span text:style-name="T3">Init other</text:span></text:p>
            <text:p><text:span text:style-name="T3">modules</text:span></text:p>
          </draw:text-box>
        </draw:frame>
        <draw:rect draw:style-name="gr5" draw:text-style-name="P1" draw:layer="layout" svg:width="4cm" svg:height="1.5cm" svg:x="3.5cm" svg:y="11cm">
          <text:p/>
        </draw:rect>
        <draw:rect draw:style-name="gr1" draw:text-style-name="P1" draw:layer="layout" svg:width="4cm" svg:height="1.5cm" svg:x="4cm" svg:y="11.5cm">
          <text:p text:style-name="P1"><text:span text:style-name="T3">Other Framework</text:span></text:p>
          <text:p text:style-name="P1"><text:span text:style-name="T3">Modules</text:span></text:p>
        </draw:rect>
        <draw:rect draw:style-name="gr21" draw:text-style-name="P1" xml:id="id12" draw:id="id12" draw:layer="layout" svg:width="3.5cm" svg:height="2.5cm" svg:x="3cm" svg:y="15cm">
          <text:p text:style-name="P1"><text:span text:style-name="T4">Test</text:span></text:p>
          <text:p text:style-name="P1"><text:span text:style-name="T4">Subscribers</text:span></text:p>
        </draw:rect>
        <draw:connector draw:style-name="gr6" draw:text-style-name="P1" draw:layer="layout" draw:line-skew="-0.499cm" svg:x1="3cm" svg:y1="10cm" svg:x2="3cm" svg:y2="16.25cm" draw:start-shape="id7" draw:start-glue-point="3" draw:end-shape="id12" draw:end-glue-point="3" svg:d="M3000 10000h-1000v6250h1000">
          <text:p/>
        </draw:connector>
        <draw:frame draw:style-name="gr24" draw:layer="layout" svg:width="4.037cm" svg:height="0.839cm" svg:x="2cm" svg:y="13.661cm">
          <draw:text-box>
            <text:p><text:span text:style-name="T4">p/s + main thr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7H38M39S</meta:editing-duration>
    <meta:editing-cycles>21</meta:editing-cycles>
    <meta:generator>OpenOffice/4.1.2$Win32 OpenOffice.org_project/412m3$Build-9782</meta:generator>
    <dc:date>2019-01-06T22:29:49.33</dc:date>
    <dc:creator>Bob Cowdery</dc:creator>
    <meta:document-statistic meta:object-count="64"/>
  </office:meta>
</office:document-meta>
</file>